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Times New Roman1" svg:font-family="'Times New Roman'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0d8ee3" officeooo:paragraph-rsid="050d8ee3"/>
    </style:style>
    <style:style style:name="P4" style:family="paragraph" style:parent-style-name="Text_20_body">
      <style:text-properties officeooo:rsid="050ffdd2" officeooo:paragraph-rsid="050ffdd2"/>
    </style:style>
    <style:style style:name="P5" style:family="paragraph" style:parent-style-name="Text_20_body">
      <style:text-properties officeooo:rsid="0516726b" officeooo:paragraph-rsid="053a82b3"/>
    </style:style>
    <style:style style:name="P6" style:family="paragraph" style:parent-style-name="Text_20_body">
      <style:text-properties officeooo:rsid="051857fb" officeooo:paragraph-rsid="053a82b3"/>
    </style:style>
    <style:style style:name="P7" style:family="paragraph" style:parent-style-name="Text_20_body">
      <style:paragraph-properties fo:line-height="100%"/>
      <style:text-properties officeooo:rsid="04af6545" officeooo:paragraph-rsid="04af6545"/>
    </style:style>
    <style:style style:name="P8" style:family="paragraph" style:parent-style-name="Text_20_body">
      <style:text-properties officeooo:rsid="05761f60" officeooo:paragraph-rsid="05761f60"/>
    </style:style>
    <style:style style:name="P9" style:family="paragraph" style:parent-style-name="Text_20_body">
      <style:text-properties officeooo:rsid="054277b2" officeooo:paragraph-rsid="05510f7d"/>
    </style:style>
    <style:style style:name="P10" style:family="paragraph" style:parent-style-name="Text_20_body">
      <style:text-properties officeooo:rsid="056f0e51" officeooo:paragraph-rsid="056f0e51"/>
    </style:style>
    <style:style style:name="P11" style:family="paragraph" style:parent-style-name="Text_20_body">
      <style:text-properties officeooo:rsid="058ac2e0" officeooo:paragraph-rsid="058ac2e0"/>
    </style:style>
    <style:style style:name="P12" style:family="paragraph" style:parent-style-name="Text_20_body">
      <style:text-properties officeooo:rsid="05139ee2" officeooo:paragraph-rsid="053a82b3"/>
    </style:style>
    <style:style style:name="P13" style:family="paragraph" style:parent-style-name="Heading_20_2">
      <style:text-properties officeooo:paragraph-rsid="053a82b3"/>
    </style:style>
    <style:style style:name="P14" style:family="paragraph" style:parent-style-name="Heading_20_2">
      <style:text-properties officeooo:paragraph-rsid="056f0e51"/>
    </style:style>
    <style:style style:name="P15" style:family="paragraph" style:parent-style-name="Heading_20_2">
      <style:text-properties officeooo:paragraph-rsid="05510f7d"/>
    </style:style>
    <style:style style:name="P16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3a82b3" style:font-style-asian="italic" style:font-style-complex="italic"/>
    </style:style>
    <style:style style:name="P17" style:family="paragraph" style:parent-style-name="Text_20_body">
      <style:paragraph-properties fo:text-align="start" style:justify-single-word="false" style:writing-mode="lr-tb"/>
      <style:text-properties style:text-position="0% 100%" fo:font-style="italic" officeooo:rsid="051857fb" officeooo:paragraph-rsid="057e8e12" style:font-style-asian="italic" style:font-style-complex="italic"/>
    </style:style>
    <style:style style:name="P18" style:family="paragraph" style:parent-style-name="Text_20_body">
      <style:paragraph-properties fo:text-align="start" style:justify-single-word="false" style:writing-mode="lr-tb"/>
      <style:text-properties style:text-position="0% 100%" fo:font-style="italic" officeooo:rsid="051857fb" officeooo:paragraph-rsid="057e967c" style:font-style-asian="italic" style:font-style-complex="italic"/>
    </style:style>
    <style:style style:name="P19" style:family="paragraph" style:parent-style-name="Text_20_body">
      <style:paragraph-properties fo:text-align="start" style:justify-single-word="false" style:writing-mode="lr-tb"/>
      <style:text-properties style:text-position="0% 100%" fo:font-style="italic" officeooo:rsid="051857fb" officeooo:paragraph-rsid="058db4b0" style:font-style-asian="italic" style:font-style-complex="italic"/>
    </style:style>
    <style:style style:name="P20" style:family="paragraph" style:parent-style-name="Heading_20_2">
      <style:paragraph-properties fo:text-align="end" style:justify-single-word="false" style:writing-mode="rl-tb"/>
      <style:text-properties officeooo:rsid="052623dc" officeooo:paragraph-rsid="05510f7d"/>
    </style:style>
    <style:style style:name="P21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3a82b3"/>
    </style:style>
    <style:style style:name="P22" style:family="paragraph" style:parent-style-name="Default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 style:writing-mode="lr-tb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23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24" style:family="paragraph" style:parent-style-name="Text_20_body">
      <style:text-properties fo:font-style="italic" officeooo:rsid="058978a2" officeooo:paragraph-rsid="059d9825" style:font-style-asian="italic" style:font-style-complex="italic"/>
    </style:style>
    <style:style style:name="P25" style:family="paragraph" style:parent-style-name="Text_20_body">
      <style:text-properties fo:font-style="italic" officeooo:rsid="059d9825" officeooo:paragraph-rsid="059d9825" style:font-style-asian="italic" style:font-style-complex="italic"/>
    </style:style>
    <style:style style:name="P26" style:family="paragraph" style:parent-style-name="Text_20_body" style:list-style-name="L1">
      <style:text-properties fo:font-style="italic" officeooo:rsid="059d9825" officeooo:paragraph-rsid="059d9825" style:font-style-asian="italic" style:font-style-complex="italic"/>
    </style:style>
    <style:style style:name="P27" style:family="paragraph" style:parent-style-name="Text_20_body">
      <style:text-properties fo:font-style="italic" officeooo:rsid="059dc84e" officeooo:paragraph-rsid="059dc84e" style:font-style-asian="italic" style:font-style-complex="italic"/>
    </style:style>
    <style:style style:name="P28" style:family="paragraph" style:parent-style-name="Text_20_body">
      <style:text-properties fo:font-style="italic" officeooo:rsid="05a6f029" officeooo:paragraph-rsid="05a6f029" style:font-style-asian="italic" style:font-style-complex="italic"/>
    </style:style>
    <style:style style:name="P29" style:family="paragraph" style:parent-style-name="Text_20_body" style:list-style-name="L2">
      <style:text-properties fo:font-style="italic" officeooo:paragraph-rsid="059473d2" style:font-style-asian="italic" style:font-style-complex="italic"/>
    </style:style>
    <style:style style:name="P30" style:family="paragraph" style:parent-style-name="Text_20_body" style:list-style-name="L3">
      <style:text-properties fo:font-style="italic" officeooo:paragraph-rsid="0589892c" style:font-style-asian="italic" style:font-style-complex="italic"/>
    </style:style>
    <style:style style:name="P31" style:family="paragraph" style:parent-style-name="Text_20_body" style:list-style-name="L4">
      <style:text-properties fo:font-style="italic" officeooo:paragraph-rsid="058ac2e0" style:font-style-asian="italic" style:font-style-complex="italic"/>
    </style:style>
    <style:style style:name="P32" style:family="paragraph" style:parent-style-name="Text_20_body" style:list-style-name="L5">
      <style:text-properties fo:font-style="italic" officeooo:paragraph-rsid="058acd2a" style:font-style-asian="italic" style:font-style-complex="italic"/>
    </style:style>
    <style:style style:name="P33" style:family="paragraph" style:parent-style-name="Text_20_body">
      <style:text-properties fo:font-style="italic" officeooo:rsid="0585f7bb" officeooo:paragraph-rsid="0585f7bb" style:font-style-asian="italic" style:font-style-complex="italic"/>
    </style:style>
    <style:style style:name="P34" style:family="paragraph" style:parent-style-name="Text_20_body">
      <style:text-properties fo:font-style="italic" officeooo:rsid="051857fb" officeooo:paragraph-rsid="053a82b3" style:font-style-asian="italic" style:font-style-complex="italic"/>
    </style:style>
    <style:style style:name="P35" style:family="paragraph" style:parent-style-name="Text_20_body">
      <style:paragraph-properties fo:text-align="end" style:justify-single-word="false" style:writing-mode="rl-tb"/>
      <style:text-properties style:text-position="0% 100%" fo:font-style="italic" officeooo:rsid="057e8e12" officeooo:paragraph-rsid="057e8e12" style:font-style-asian="italic" style:font-style-complex="italic"/>
    </style:style>
    <style:style style:name="P36" style:family="paragraph" style:parent-style-name="Text_20_body">
      <style:paragraph-properties fo:text-align="end" style:justify-single-word="false" style:writing-mode="rl-tb"/>
      <style:text-properties style:text-position="0% 100%" fo:font-style="italic" officeooo:rsid="057e8e12" officeooo:paragraph-rsid="057e967c" style:font-style-asian="italic" style:font-style-complex="italic"/>
    </style:style>
    <style:style style:name="P37" style:family="paragraph" style:parent-style-name="Text_20_body">
      <style:paragraph-properties fo:text-align="end" style:justify-single-word="false" style:writing-mode="rl-tb"/>
      <style:text-properties style:text-position="0% 100%" fo:font-style="italic" officeooo:rsid="057e8e12" officeooo:paragraph-rsid="058db4b0" style:font-style-asian="italic" style:font-style-complex="italic"/>
    </style:style>
    <style:style style:name="P38" style:family="paragraph" style:parent-style-name="Text_20_body">
      <style:paragraph-properties fo:text-align="end" style:justify-single-word="false" style:writing-mode="rl-tb"/>
      <style:text-properties style:text-position="0% 100%" fo:font-style="italic" officeooo:rsid="057e967c" officeooo:paragraph-rsid="057e967c" style:font-style-asian="italic" style:font-style-complex="italic"/>
    </style:style>
    <style:style style:name="P39" style:family="paragraph" style:parent-style-name="Text_20_body">
      <style:paragraph-properties fo:text-align="end" style:justify-single-word="false" style:writing-mode="rl-tb"/>
      <style:text-properties style:text-position="0% 100%" fo:font-style="italic" officeooo:rsid="05932cd2" officeooo:paragraph-rsid="05932cd2" style:font-style-asian="italic" style:font-style-complex="italic"/>
    </style:style>
    <style:style style:name="P40" style:family="paragraph" style:parent-style-name="Text_20_body">
      <style:paragraph-properties fo:text-align="end" style:justify-single-word="false" style:writing-mode="rl-tb"/>
      <style:text-properties style:text-position="0% 100%" fo:font-style="italic" style:text-underline-style="none" officeooo:rsid="05815503" officeooo:paragraph-rsid="05815503" style:font-style-asian="italic" style:font-style-complex="italic"/>
    </style:style>
    <style:style style:name="P41" style:family="paragraph" style:parent-style-name="Text_20_body">
      <style:paragraph-properties fo:text-align="end" style:justify-single-word="false" style:writing-mode="rl-tb"/>
      <style:text-properties fo:font-style="italic" officeooo:paragraph-rsid="053a82b3" style:font-style-asian="italic" style:font-style-complex="italic"/>
    </style:style>
    <style:style style:name="P42" style:family="paragraph" style:parent-style-name="Text_20_body">
      <style:paragraph-properties fo:text-align="end" style:justify-single-word="false" style:writing-mode="rl-tb"/>
      <style:text-properties officeooo:paragraph-rsid="058d7f48"/>
    </style:style>
    <style:style style:name="P43" style:family="paragraph" style:parent-style-name="Text_20_body">
      <style:paragraph-properties fo:text-align="start" style:justify-single-word="false" style:writing-mode="lr-tb"/>
      <style:text-properties style:text-position="0% 100%" fo:font-style="italic" officeooo:rsid="05932cd2" officeooo:paragraph-rsid="05932cd2" style:font-style-asian="italic" style:font-style-complex="italic"/>
    </style:style>
    <style:style style:name="P44" style:family="paragraph" style:parent-style-name="Heading_20_1">
      <style:paragraph-properties fo:line-height="100%"/>
      <style:text-properties officeooo:rsid="04af6545" officeooo:paragraph-rsid="057e19f6"/>
    </style:style>
    <style:style style:name="P45" style:family="paragraph" style:parent-style-name="Default">
      <style:paragraph-properties fo:text-align="end" style:justify-single-word="false" style:writing-mode="rl-tb"/>
      <style:text-properties style:text-position="0% 100%" fo:font-style="italic" officeooo:rsid="05832b47" officeooo:paragraph-rsid="05832b47" style:font-style-asian="italic" style:font-style-complex="italic"/>
    </style:style>
    <style:style style:name="P46" style:family="paragraph" style:parent-style-name="Default">
      <style:paragraph-properties fo:margin-left="0in" fo:margin-right="0in" fo:margin-top="0in" fo:margin-bottom="0in" loext:contextual-spacing="false" style:line-height-at-least="0.139in" fo:text-align="end" style:justify-single-word="false" fo:text-indent="0in" style:auto-text-indent="false" style:writing-mode="rl-tb"/>
      <style:text-properties fo:font-style="italic" style:font-style-asian="italic" style:font-style-complex="italic"/>
    </style:style>
    <style:style style:name="T1" style:family="text">
      <style:text-properties officeooo:rsid="050ffdd2"/>
    </style:style>
    <style:style style:name="T2" style:family="text">
      <style:text-properties officeooo:rsid="05139ee2"/>
    </style:style>
    <style:style style:name="T3" style:family="text">
      <style:text-properties officeooo:rsid="05154d8d"/>
    </style:style>
    <style:style style:name="T4" style:family="text">
      <style:text-properties officeooo:rsid="05180aee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fo:font-style="italic" officeooo:rsid="051fec76" style:font-style-asian="italic" style:font-style-complex="italic"/>
    </style:style>
    <style:style style:name="T8" style:family="text">
      <style:text-properties style:text-position="sub 58%" fo:font-style="italic" officeooo:rsid="057e8e12" style:font-style-asian="italic" style:font-style-complex="italic"/>
    </style:style>
    <style:style style:name="T9" style:family="text">
      <style:text-properties style:text-position="sub 58%" fo:font-style="italic" officeooo:rsid="051857fb" style:font-style-asian="italic" style:font-style-complex="italic"/>
    </style:style>
    <style:style style:name="T10" style:family="text">
      <style:text-properties style:text-position="sub 58%" officeooo:rsid="051fec76"/>
    </style:style>
    <style:style style:name="T11" style:family="text">
      <style:text-properties style:text-position="sub 58%" officeooo:rsid="052623dc"/>
    </style:style>
    <style:style style:name="T12" style:family="text">
      <style:text-properties style:text-position="sub 58%" officeooo:rsid="057e8e12"/>
    </style:style>
    <style:style style:name="T13" style:family="text">
      <style:text-properties style:text-position="sub 58%" officeooo:rsid="057e967c"/>
    </style:style>
    <style:style style:name="T14" style:family="text">
      <style:text-properties style:text-position="sub 58%" officeooo:rsid="057f91b3"/>
    </style:style>
    <style:style style:name="T15" style:family="text">
      <style:text-properties style:text-position="sub 58%" officeooo:rsid="05832b47"/>
    </style:style>
    <style:style style:name="T16" style:family="text">
      <style:text-properties style:text-position="sub 58%" officeooo:rsid="058db4b0"/>
    </style:style>
    <style:style style:name="T17" style:family="text">
      <style:text-properties style:text-position="sub 58%" officeooo:rsid="051857fb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style:text-position="0% 100%" fo:font-style="italic" officeooo:rsid="058d7f48" style:font-style-asian="italic" style:font-style-complex="italic"/>
    </style:style>
    <style:style style:name="T21" style:family="text">
      <style:text-properties style:text-position="0% 100%" fo:font-style="italic" fo:font-weight="bold" officeooo:rsid="058d7f48" style:font-style-asian="italic" style:font-weight-asian="bold" style:font-style-complex="italic" style:font-weight-complex="bold"/>
    </style:style>
    <style:style style:name="T22" style:family="text">
      <style:text-properties style:text-position="0% 100%" officeooo:rsid="0518a5f0"/>
    </style:style>
    <style:style style:name="T23" style:family="text">
      <style:text-properties style:text-position="0% 100%" officeooo:rsid="052623dc"/>
    </style:style>
    <style:style style:name="T24" style:family="text">
      <style:text-properties style:text-position="0% 100%" officeooo:rsid="0526c858"/>
    </style:style>
    <style:style style:name="T25" style:family="text">
      <style:text-properties style:text-position="0% 100%" officeooo:rsid="051fec76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51fec76" style:font-style-asian="italic" style:font-style-complex="italic"/>
    </style:style>
    <style:style style:name="T28" style:family="text">
      <style:text-properties fo:font-style="italic" officeooo:rsid="051857fb" style:font-style-asian="italic" style:font-style-complex="italic"/>
    </style:style>
    <style:style style:name="T29" style:family="text">
      <style:text-properties fo:font-style="italic" officeooo:rsid="057e8e12" style:font-style-asian="italic" style:font-style-complex="italic"/>
    </style:style>
    <style:style style:name="T30" style:family="text">
      <style:text-properties officeooo:rsid="0518a5f0"/>
    </style:style>
    <style:style style:name="T31" style:family="text">
      <style:text-properties officeooo:rsid="051fec76"/>
    </style:style>
    <style:style style:name="T32" style:family="text">
      <style:text-properties officeooo:rsid="052c9289"/>
    </style:style>
    <style:style style:name="T33" style:family="text">
      <style:text-properties officeooo:rsid="054740c5"/>
    </style:style>
    <style:style style:name="T34" style:family="text">
      <style:text-properties officeooo:rsid="053d3269"/>
    </style:style>
    <style:style style:name="T35" style:family="text">
      <style:text-properties officeooo:rsid="054277b2"/>
    </style:style>
    <style:style style:name="T36" style:family="text">
      <style:text-properties officeooo:rsid="0550dfd7"/>
    </style:style>
    <style:style style:name="T37" style:family="text">
      <style:text-properties officeooo:rsid="056c292d"/>
    </style:style>
    <style:style style:name="T38" style:family="text">
      <style:text-properties officeooo:rsid="056e2f5e"/>
    </style:style>
    <style:style style:name="T39" style:family="text">
      <style:text-properties officeooo:rsid="056f94da"/>
    </style:style>
    <style:style style:name="T40" style:family="text">
      <style:text-properties officeooo:rsid="057154d3"/>
    </style:style>
    <style:style style:name="T41" style:family="text">
      <style:text-properties officeooo:rsid="05761f60"/>
    </style:style>
    <style:style style:name="T42" style:family="text">
      <style:text-properties officeooo:rsid="0577564e"/>
    </style:style>
    <style:style style:name="T43" style:family="text">
      <style:text-properties officeooo:rsid="05792686"/>
    </style:style>
    <style:style style:name="T44" style:family="text">
      <style:text-properties officeooo:rsid="057e8e12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582dbe2" style:font-weight-asian="bold" style:font-weight-complex="bold"/>
    </style:style>
    <style:style style:name="T47" style:family="text">
      <style:text-properties fo:font-weight="bold" officeooo:rsid="0589892c" style:font-weight-asian="bold" style:font-weight-complex="bold"/>
    </style:style>
    <style:style style:name="T48" style:family="text">
      <style:text-properties fo:font-weight="bold" officeooo:rsid="058ac2e0" style:font-weight-asian="bold" style:font-weight-complex="bold"/>
    </style:style>
    <style:style style:name="T49" style:family="text">
      <style:text-properties officeooo:rsid="057e967c"/>
    </style:style>
    <style:style style:name="T50" style:family="text">
      <style:text-properties fo:font-weight="normal" officeooo:rsid="0582dbe2" style:font-weight-asian="normal" style:font-weight-complex="normal"/>
    </style:style>
    <style:style style:name="T51" style:family="text">
      <style:text-properties officeooo:rsid="05832b47"/>
    </style:style>
    <style:style style:name="T52" style:family="text">
      <style:text-properties style:font-name="Times New Roman1"/>
    </style:style>
    <style:style style:name="T53" style:family="text">
      <style:text-properties style:font-name="Times New Roman1" fo:font-style="italic" style:font-style-asian="italic"/>
    </style:style>
    <style:style style:name="T54" style:family="text">
      <style:text-properties officeooo:rsid="05878efc"/>
    </style:style>
    <style:style style:name="T55" style:family="text">
      <style:text-properties style:font-name-complex="David CLM1"/>
    </style:style>
    <style:style style:name="T56" style:family="text">
      <style:text-properties officeooo:rsid="059bbe04"/>
    </style:style>
    <style:style style:name="T57" style:family="text">
      <style:text-properties officeooo:rsid="059d9825"/>
    </style:style>
    <style:style style:name="T58" style:family="text">
      <style:text-properties officeooo:rsid="05a6f029"/>
    </style:style>
    <style:style style:name="T59" style:family="text">
      <style:text-properties officeooo:rsid="0589892c"/>
    </style:style>
    <style:style style:name="T60" style:family="text">
      <style:text-properties officeooo:rsid="058ac2e0"/>
    </style:style>
    <style:style style:name="T61" style:family="text">
      <style:text-properties officeooo:rsid="051857f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<text:span text:style-name="T56">פתרון מטלה</text:span> <text:span text:style-name="T32">4 - מכרזים: וק"ג, פירסום, מיירסון</text:span></text:h>
      <text:p text:style-name="P7"/>
      <text:p text:style-name="Heading_20_2">שאלה <text:span text:style-name="T36">1</text:span>: <text:span text:style-name="T33">שוק דו-צדדי</text:span></text:p>
      <text:p text:style-name="P3">לשוק מכוניות משומשות מגיעים n מוכרים ו-m קונים. כל מוכר מביא מכונית אחת. כל קונה מעוניין במכונית אחת.<text:span text:style-name="T1"> כל המכוניות זהות. כל מוכר מייחס למכונית שלו ערך אחר. כל קונה מייחס למכונית שלו ערך אחר.</text:span></text:p>
      <text:p text:style-name="P4">א. הסבירו מה בדיוק יעשה מנגנון וק"ג בשוק זה? מי ימכור וכמה כסף יקבל? מי יקנה וכמה כסף יקבל?</text:p>
      <text:p text:style-name="P4">ב. הוכיחו, שאם הממשלה תנסה לארגן שוק כזה בעזרת מנגנון וק"ג, היא תיכנס לגירעון.</text:p>
      <text:p text:style-name="P24"><text:span text:style-name="T45">פתרון</text:span>: <text:span text:style-name="T57">נתחיל ממקרה פרטי שיעזור לנו להבין מה קורה. יש מוכר אחד עם ערך s וקונה אחד עם ערך b. יש שתי אפשרויות: או שהחפץ נמכר, או שלא. אם החפץ נמכר, המוכר מפסיד s והקונה מרוויח b, כך שסכום הערכים הוא b-s. <text:s/>אם החפץ לא נמכר, סכום הערכים הוא אפס. <text:s/>לכן, מנגנון וק"ג יחליט שהחפץ צריך להימכר אם-ורק-אם b&gt;s.</text:span></text:p>
      <text:p text:style-name="P25">התשלום של כל שחקן (במקרה שהחפץ נמכר) יהיה לפי התרומה/הנזק שלו לצד השני.</text:p>
      <text:list xml:id="list5336071666222092916" text:style-name="L1">
        <text:list-item>
          <text:p text:style-name="P26">התשלום של הקונה נקבע לפי המוכר: אם הקונה לא משתתף - הנזק של המוכר 0; אם הקונה משתתף - הנזק של המוכר s; לכן הקונה צריך לשלם s.</text:p>
        </text:list-item>
        <text:list-item>
          <text:p text:style-name="P26">התשלום של המוכר נקבע לפי הקונה: אם המוכר לא משתתף - הרווח של הקונה 0; אם המוכר משתתף - הרווח של הקונה b; לכן המוכר צריך לקבל b.</text:p>
        </text:list-item>
      </text:list>
      <text:p text:style-name="P25">כאן אנחנו כבר רואים שיש גירעון: נניח שהממשלה מחליטה שהחפץ צריך להימכר. אז היא צריכה לגבות s מהקונה ולשלם b למוכר. אבל במקרה זה b&gt;s - כלומר הממשלה משלמת יותר ממה שהיא גובה.</text:p>
      <text:p text:style-name="P25"/>
      <text:p text:style-name="P27">עכשיו נסתכל על המקרה הכללי. יש הרבה קונים והרבה מוכרים. צריך להחליט מי יקנה ומי לא יקנה, מי ימכור ומי לא ימכור. <text:span text:style-name="T58">מספר הקונים חייב להיות שווה למספר המוכרים. מה עושים? מסדרים את הקונים בסדר יורד של הערך, ואת המוכרים בסדר עולה של הערך. מוצאים מספר כלשהו k כך שהערך של הקונה ה-k </text:span><text:s/><text:span text:style-name="T58">גבוה מהערך של המוכר ה-k. <text:s text:c="2"/>ואז k הקונים עם הערך הגבוה קונים מ-k המוכרים עם הערך הנמוך.</text:span></text:p>
      <text:p text:style-name="P28">כמה כל אחד משלם? נניח שקונה מסויים מהקונים הגבוהים עוזב את השוק. אז גם מוכר אחד יצטרך לעזוב - המוכר ה-k. לכן כל הקונים יצטרכו לשלם את הערך של המוכר ה-k.</text:p>
      <text:p text:style-name="P28">באותו אופן, כל המוכרים יצטרכו לקבל את הערך של הקונה ה-k. <text:s/>כיוון שערך זה גבוה יותר משל המוכר ה-k, המנגנון יהיה בגירעון.</text:p>
      <text:p text:style-name="P25"/>
      <text:p text:style-name="P13"><text:soft-page-break/>שאלה<text:span text:style-name="T34"> 2</text:span>: <text:span text:style-name="T2">מכרזי פירסום - VCG לעומת GSP</text:span></text:p>
      <text:p text:style-name="P12"><text:span text:style-name="T41">א. </text:span>הוכיחו, שהתשלום שמשלם מפרסם במכרז VCG כשהוא מכריז את ערכו האמיתי, תמיד קטן או שווה מהתשלום שישלם במכרז GSP כשהוא מכריז את ערכו האמיתי.<text:span text:style-name="T3"> </text:span></text:p>
      <text:list xml:id="list8826950925271323656" text:style-name="L2">
        <text:list-item>
          <text:p text:style-name="P29"><text:span text:style-name="T47">פתרון</text:span><text:span text:style-name="T59">: היו כמה פתרונות טובים. הפתרון של אוריאל היה הכי פשוט - ראו שם.</text:span></text:p>
        </text:list-item>
      </text:list>
      <text:p text:style-name="P8">ב. לפי סעיף א, מעבר בין מכרז GSP למכרז VCG יגרום לירידה ברווחים. אולם ירידה זו תהיה זמנית בלבד. מדוע<text:span text:style-name="T43">?</text:span></text:p>
      <text:list xml:id="list7221221603229145351" text:style-name="L3">
        <text:list-item>
          <text:p text:style-name="P30"><text:span text:style-name="T47">פתרון</text:span><text:span text:style-name="T59">: זו שאלה פתוחה, יש כמה תשובות אפשריות. התשובה שאני התכוונתי אליה: מכרז GSP לא אמיתי, המפרסמים מתרגלים להכריז פחות מהערך האמיתי שלהם. במעבר ל-VCG הם עדיין בהתחלה מכריזים פחות מהערך האמיתי שלהם מתוך הרגל. אבל במשך הזמן הם מבינים שהמנגנון אמיתי ואפשר להכריז את הערך האמיתי בלי להינזק, ולכן מעלים את ההכרזות בחזרה.</text:span></text:p>
        </text:list-item>
      </text:list>
      <text:p text:style-name="P8"/>
      <text:p text:style-name="P14">שאלה<text:span text:style-name="T34"> 3</text:span>: <text:span text:style-name="T2">מכרזי פירסום - VCG לעומת מיירסון</text:span></text:p>
      <text:p text:style-name="P10">חשבו את המחיר שמשלם משתתף במכרז<text:span text:style-name="T39">-</text:span>פירסום לפי משפט מיירסון (מחיר הסף). האם <text:span text:style-name="T40">מחיר זה </text:span>גדול או קטן מהמחיר שישלם במכרז VCG?</text:p>
      <text:list xml:id="list6300211949517948339" text:style-name="L4">
        <text:list-item>
          <text:p text:style-name="P31"><text:span text:style-name="T48">פתרון</text:span><text:span text:style-name="T60">: [השאלה נכנסה לכאן בטעות, אני מתנצל. אנחנו למדנו בכיתה על מנגנון מיירסון עם כלל-בחירה בינארי - כל שחקן, או שהוא נבחר או שהוא לא נבחר. אבל במכרז-פירסום, כלל-הבחירה הוא לא בינארי - כל שחקן נבחר "באחוזים" - למשל, אם שחקן מסויים מקבל מיקום שבו 10% מקליקים על המודעה, אז הוא כאילו <text:s/>"0.1 נבחר". <text:s text:c="2"/>ניתן להכליל את כלל-התשלומים של מיירסון גם למצב שהבחירה לא בינארית, אבל לא עשינו את זה בכיתה].</text:span></text:p>
        </text:list-item>
      </text:list>
      <text:p text:style-name="P11"/>
      <text:p text:style-name="P20">שאלה<text:span text:style-name="T34"> 4</text:span>: <text:span text:style-name="T35">הפיכת אלגוריתם למנגנון</text:span></text:p>
      <text:p text:style-name="P9">מיצאו אלגוריתם נוסף שאתם מכירים<text:span text:style-name="T38">, שונה מהאלגוריתמים שנלמדו בכיתה</text:span>, שאפשר להפוך אותו למנגנון. תארו <text:span text:style-name="T37">בפירוט </text:span>את הקלט למנגנון, את הערכים של המשתתפים, את כלל-הבחירה ואת כלל-התשלום.</text:p>
      <text:list xml:id="list3417174940912228944" text:style-name="L5">
        <text:list-item>
          <text:p text:style-name="P32"><text:span text:style-name="T47">פתרון</text:span><text:span text:style-name="T59">: הפתרון של משה ואביב מעולה.</text:span></text:p>
        </text:list-item>
      </text:list>
      <text:p text:style-name="P15"/>
      <text:p text:style-name="P15">שאלה <text:span text:style-name="T42">5</text:span>: <text:span text:style-name="T2">מכרזי פירסום - איכות המודעה</text:span></text:p>
      <text:p text:style-name="P5">בשיעור הנחנו<text:span text:style-name="T4">,</text:span> <text:span text:style-name="T4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6"><text:span text:style-name="T31">א. </text:span>נניח <text:span text:style-name="T30">שלכל </text:span>מודעה <text:span text:style-name="T26">j</text:span> יש מקדם איכות <text:span text:style-name="T26">q</text:span><text:span text:style-name="T6">j</text:span><text:span text:style-name="T5">, <text:s/></text:span><text:span text:style-name="T18">והסתברות ההקלקה </text:span><text:span text:style-name="T22">כש</text:span><text:span text:style-name="T18">שמים אותה במקום </text:span><text:span text:style-name="T19">k</text:span><text:span text:style-name="T18"> היא:</text:span></text:p>
      <text:p text:style-name="P16"><text:span text:style-name="T18">r</text:span><text:span text:style-name="T10">j,</text:span><text:span text:style-name="T5">k</text:span><text:span text:style-name="T11"> </text:span><text:span text:style-name="T23"><text:s/>= </text:span><text:span text:style-name="T18">r</text:span><text:span text:style-name="T5">k</text:span><text:span text:style-name="T18">*q</text:span><text:span text:style-name="T5">j</text:span></text:p>
      <text:p text:style-name="P21">תארו אלגוריתם חמדני המשבץ מודעות למיקומים וממקסם את סכום הערכים.</text:p>
      <text:p text:style-name="P35"><text:soft-page-break/><text:span text:style-name="T45">פתרון</text:span>:</text:p>
      <text:p text:style-name="P36">הערך הממוצע של <text:span text:style-name="T49">מפרסם</text:span>j כששמים אותו במיקום k הוא<text:span text:style-name="T49"> הסתברות ההקלקה כפול הערך לקליק (</text:span>v<text:span text:style-name="T5">j</text:span><text:span text:style-name="T49">):</text:span></text:p>
      <text:p text:style-name="P17"><text:span text:style-name="T44">v</text:span><text:span text:style-name="T12">j</text:span>*q<text:span text:style-name="T5">j</text:span><text:span text:style-name="T44">*</text:span>r<text:span text:style-name="T5">k</text:span></text:p>
      <text:p text:style-name="P38">לכן, כדי למקסם את סכום הערכים, נסדר את המפרסמים בסדר יורד של המכפלה <text:span text:style-name="T44">v</text:span><text:span text:style-name="T12">j</text:span><text:span text:style-name="T61">*q</text:span><text:span text:style-name="T17">j</text:span>, כך ש:</text:p>
      <text:p text:style-name="P18"><text:span text:style-name="T44">v</text:span><text:span text:style-name="T13">1</text:span>*q<text:span text:style-name="T13">1</text:span><text:span text:style-name="T49"> &gt; v</text:span><text:span text:style-name="T13">2</text:span>*q<text:span text:style-name="T13">2</text:span><text:span text:style-name="T49"> &gt; v</text:span><text:span text:style-name="T13">3</text:span>*q<text:span text:style-name="T13">3 </text:span><text:span text:style-name="T14"><text:s/></text:span><text:span text:style-name="T49">&gt; </text:span><text:span text:style-name="T13">...</text:span></text:p>
      <text:p text:style-name="P40">ונסדר אותם לפי הסדר במקום 1, 2, 3, וכו'.</text:p>
      <text:p text:style-name="P40"><text:span text:style-name="T45">הוכחה שהאלגוריתם </text:span><text:span text:style-name="T46">החמדני אכן ממקסם את סכום הערכים</text:span><text:span text:style-name="T50">:</text:span></text:p>
      <text:p text:style-name="P45"><text:span text:style-name="T55">נתבונן בשני מפרסמים</text:span> <text:span text:style-name="T52">j,i</text:span> <text:s/><text:span text:style-name="T55">ובסדר אחר שבו:</text:span></text:p>
      <text:p text:style-name="P22">v<text:span text:style-name="T5">j</text:span><text:span text:style-name="T51">*q</text:span><text:span text:style-name="T15">j</text:span> &lt; v<text:span text:style-name="T5">i</text:span><text:span text:style-name="T51">*q</text:span><text:span text:style-name="T15">i</text:span> <text:s text:c="23"/>r<text:span text:style-name="T5">k(j)</text:span> &gt; r<text:span text:style-name="T5">k(i)</text:span></text:p>
      <text:p text:style-name="P46"><text:span text:style-name="T55">נחליף את מפרסמים </text:span><text:span text:style-name="T52">j</text:span> ו-<text:span text:style-name="T52">i</text:span>.<text:span text:style-name="T55"> השינוי בסכום הערכים:</text:span></text:p>
      <text:p text:style-name="P23">v<text:span text:style-name="T5">i</text:span>*<text:span text:style-name="T51">q</text:span><text:span text:style-name="T15">i</text:span><text:span text:style-name="T51">*</text:span>(r<text:span text:style-name="T5">k(j)</text:span>-r<text:span text:style-name="T5">k(i)</text:span>) <text:s/>- <text:s/>v<text:span text:style-name="T5">j</text:span>*<text:span text:style-name="T51">q</text:span><text:span text:style-name="T15">j</text:span><text:span text:style-name="T51">*</text:span>(r<text:span text:style-name="T5">k(j)-</text:span>r<text:span text:style-name="T5">k(i)</text:span>) = (v<text:span text:style-name="T5">i</text:span><text:span text:style-name="T51">*q</text:span><text:span text:style-name="T15">i</text:span>-v<text:span text:style-name="T5">j</text:span><text:span text:style-name="T51">*q</text:span><text:span text:style-name="T15">j</text:span>)(r<text:span text:style-name="T5">k(j)</text:span>-r<text:span text:style-name="T5">k(i)</text:span>) &gt; 0</text:p>
      <text:p text:style-name="P33"/>
      <text:p text:style-name="P33">כלומר, הסדר האחר <text:span text:style-name="T54">אינו ממקסם את סכום הערכים! מש"ל.</text:span></text:p>
      <text:p text:style-name="P33"/>
      <text:p text:style-name="P34"><text:span text:style-name="T31">ב. נניח שלכל מודעה j ומיקום k יש הסתברות הקלקה כללית (לא דווקא ליניארית): <text:s text:c="5"/></text:span><text:span text:style-name="T18">r</text:span><text:span text:style-name="T10">j,</text:span><text:span text:style-name="T5">k</text:span></text:p>
      <text:p text:style-name="P41"><text:span text:style-name="T24">הראו דוגמה שבה </text:span><text:span text:style-name="T25">האלגוריתם החמדני לא עובד </text:span><text:span text:style-name="T24">(</text:span><text:span text:style-name="T25">לא מוצא שיבוץ הממקסם את סכום הערכים</text:span><text:span text:style-name="T24">).</text:span></text:p>
      <text:p text:style-name="P42"><text:span text:style-name="T21">פתרון</text:span><text:span text:style-name="T20">: </text:span></text:p>
      <text:p text:style-name="P37">הערך הממוצע של <text:span text:style-name="T49">מפרסם</text:span>j כששמים אותו במיקום k הוא<text:span text:style-name="T49"> הסתברות ההקלקה כפול הערך לקליק:</text:span></text:p>
      <text:p text:style-name="P19"><text:span text:style-name="T44">v</text:span><text:span text:style-name="T12">j</text:span>*r<text:span text:style-name="T16">j,k</text:span></text:p>
      <text:p text:style-name="P39">נניח שיש שני מפרסמים עם:</text:p>
      <text:p text:style-name="P43">v1=10, r11=0.9, r12=0.8; <text:s text:c="8"/>v2=5, <text:s/>r21=0.9, r22=0.1.</text:p>
      <text:p text:style-name="P39">האלגוריתם החמדני ישים את מפרסם 1 במיקום 1 ומפרסם 2 במיקום 2; <text:s text:c="2"/>סכום הערכים הוא 9.5.</text:p>
      <text:p text:style-name="P39">אבל בשיבוץ ההפוך, סכוםו הערכים הוא 12.5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Times New Roman1" svg:font-family="'Times New Roman'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31T18:58:24.383863305</dc:date>
    <meta:editing-duration>P10DT11H36M32S</meta:editing-duration>
    <meta:editing-cycles>1289</meta:editing-cycles>
    <meta:document-statistic meta:table-count="0" meta:image-count="0" meta:object-count="0" meta:page-count="3" meta:paragraph-count="52" meta:word-count="868" meta:character-count="4655" meta:non-whitespace-character-count="3789"/>
  </office:meta>
</office:document-meta>
</file>